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54000001181258491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fo:wrap-option="no-wrap"/>
    </style:style>
    <style:style style:name="gr2" style:family="graphic" style:parent-style-name="standard">
      <style:graphic-properties svg:stroke-color="#ffcc99" draw:fill="solid" draw:fill-color="#ffcc99" draw:textarea-horizontal-align="justify" draw:textarea-vertical-align="middle" draw:auto-grow-height="false"/>
    </style:style>
    <style:style style:name="gr3" style:family="graphic" style:parent-style-name="objectwithoutfill">
      <style:graphic-properties draw:fill="none" draw:textarea-vertical-align="middl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solid" draw:fill-color="#c0c0c0" draw:textarea-horizontal-align="justify" draw:textarea-vertical-align="middle" draw:auto-grow-height="false"/>
    </style:style>
    <style:style style:name="gr6" style:family="graphic" style:parent-style-name="standard">
      <style:graphic-properties draw:fill="solid" draw:fill-color="#808080" draw:textarea-horizontal-align="justify" draw:textarea-vertical-align="middle" draw:auto-grow-height="false"/>
    </style:style>
    <style:style style:name="gr7" style:family="graphic" style:parent-style-name="standard">
      <style:graphic-properties draw:fill="solid" draw:fill-color="#ffff99" draw:textarea-horizontal-align="justify" draw:textarea-vertical-align="middle" draw:auto-grow-height="false"/>
    </style:style>
    <style:style style:name="gr8" style:family="graphic" style:parent-style-name="objectwithoutfill">
      <style:graphic-properties draw:marker-start="Arrow" draw:marker-start-width="0.3cm"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7" draw:id="id7" draw:layer="layout" svg:width="6.096cm" svg:height="3.81cm" svg:x="1.635cm" svg:y="1.37cm">
          <text:p text:style-name="P1">Guifi.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xml:id="id9" draw:id="id9" draw:layer="layout" svg:width="6.096cm" svg:height="3.81cm" svg:x="1.57cm" svg:y="9.86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0.625cm" svg:height="9.46cm" svg:x="9.255cm" svg:y="4.78cm">
          <text:p/>
          <draw:enhanced-geometry svg:viewBox="0 0 21600 21600" draw:type="rectangle" draw:enhanced-path="M 0 0 L 21600 0 21600 21600 0 21600 0 0 Z N"/>
        </draw:custom-shape>
        <draw:line draw:style-name="gr3" draw:text-style-name="P1" draw:layer="layout" svg:x1="19.88cm" svg:y1="8.725cm" svg:x2="9.255cm" svg:y2="8.725cm">
          <text:p/>
        </draw:line>
        <draw:frame draw:style-name="gr4" draw:text-style-name="P1" xml:id="id8" draw:id="id8" draw:layer="layout" svg:width="1.773cm" svg:height="1.46cm" svg:x="9.422cm" svg:y="10.34cm">
          <draw:image xlink:href="Pictures/10000201000001540000011812584913.png" xlink:type="simple" xlink:show="embed" xlink:actuate="onLoad">
            <text:p/>
          </draw:image>
        </draw:frame>
        <draw:custom-shape draw:style-name="gr5" draw:text-style-name="P1" draw:layer="layout" svg:width="3.81cm" svg:height="4.445cm" svg:x="15.77cm" svg:y="9.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xml:id="id1" draw:id="id1" draw:layer="layout" svg:width="2.54cm" svg:height="1.524cm" svg:x="12.36cm" svg:y="10.276cm">
          <text:p text:style-name="P1">switch2</text:p>
          <draw:enhanced-geometry svg:viewBox="0 0 21600 21600" draw:type="rectangle" draw:enhanced-path="M 0 0 L 21600 0 21600 21600 0 21600 0 0 Z N"/>
        </draw:custom-shape>
        <draw:custom-shape draw:style-name="gr6" draw:text-style-name="P1" xml:id="id4" draw:id="id4" draw:layer="layout" svg:width="2.54cm" svg:height="1.524cm" svg:x="12.36cm" svg:y="5.161cm">
          <text:p text:style-name="P1">switch1</text:p>
          <draw:enhanced-geometry svg:viewBox="0 0 21600 21600" draw:type="rectangle" draw:enhanced-path="M 0 0 L 21600 0 21600 21600 0 21600 0 0 Z N"/>
        </draw:custom-shape>
        <draw:custom-shape draw:style-name="gr7" draw:text-style-name="P1" xml:id="id5" draw:id="id5" draw:layer="layout" svg:width="2.54cm" svg:height="1.524cm" svg:x="16.405cm" svg:y="5.161cm">
          <text:p text:style-name="P1">qMp2</text:p>
          <draw:enhanced-geometry svg:viewBox="0 0 21600 21600" draw:type="rectangle" draw:enhanced-path="M 0 0 L 21600 0 21600 21600 0 21600 0 0 Z N"/>
        </draw:custom-shape>
        <draw:custom-shape draw:style-name="gr7" draw:text-style-name="P1" xml:id="id2" draw:id="id2" draw:layer="layout" svg:width="2.54cm" svg:height="1.524cm" svg:x="16.405cm" svg:y="10.195cm">
          <text:p text:style-name="P1">qMp3</text:p>
          <draw:enhanced-geometry svg:viewBox="0 0 21600 21600" draw:type="rectangle" draw:enhanced-path="M 0 0 L 21600 0 21600 21600 0 21600 0 0 Z N"/>
        </draw:custom-shape>
        <draw:custom-shape draw:style-name="gr6" draw:text-style-name="P1" xml:id="id3" draw:id="id3" draw:layer="layout" svg:width="2.54cm" svg:height="1.524cm" svg:x="16.406cm" svg:y="11.846cm">
          <text:p text:style-name="P1">servers</text:p>
          <draw:enhanced-geometry svg:viewBox="0 0 21600 21600" draw:type="rectangle" draw:enhanced-path="M 0 0 L 21600 0 21600 21600 0 21600 0 0 Z N"/>
        </draw:custom-shape>
        <draw:custom-shape draw:style-name="gr7" draw:text-style-name="P1" xml:id="id6" draw:id="id6" draw:layer="layout" svg:width="2.54cm" svg:height="1.524cm" svg:x="12.36cm" svg:y="2.456cm">
          <text:p text:style-name="P1">qMp1</text:p>
          <draw:enhanced-geometry svg:viewBox="0 0 21600 21600" draw:type="rectangle" draw:enhanced-path="M 0 0 L 21600 0 21600 21600 0 21600 0 0 Z N"/>
        </draw:custom-shape>
        <draw:connector draw:style-name="gr8" draw:text-style-name="P1" draw:layer="layout" draw:type="curve" svg:x1="14.9cm" svg:y1="11.038cm" svg:x2="16.405cm" svg:y2="10.957cm" draw:start-shape="id1" draw:start-glue-point="1" draw:end-shape="id2" draw:end-glue-point="3" svg:d="M14900 11038c1129 0 377-81 1505-81" svg:viewBox="0 0 1506 82">
          <text:p/>
        </draw:connector>
        <draw:connector draw:style-name="gr8" draw:text-style-name="P1" draw:layer="layout" draw:type="curve" svg:x1="18.945cm" svg:y1="10.957cm" svg:x2="18.946cm" svg:y2="12.608cm" draw:start-shape="id2" draw:end-shape="id3" svg:d="M18945 10957c753 0 752 1651 1 1651" svg:viewBox="0 0 566 1652">
          <text:p/>
        </draw:connector>
        <draw:connector draw:style-name="gr8" draw:text-style-name="P1" draw:layer="layout" draw:type="curve" svg:x1="13.63cm" svg:y1="10.276cm" svg:x2="13.63cm" svg:y2="6.685cm" draw:start-shape="id1" draw:end-shape="id4" draw:end-glue-point="2" svg:d="M13630 10276v-3591" svg:viewBox="0 0 1 3592">
          <text:p/>
        </draw:connector>
        <draw:connector draw:style-name="gr8" draw:text-style-name="P1" draw:layer="layout" draw:type="curve" svg:x1="14.9cm" svg:y1="5.923cm" svg:x2="16.405cm" svg:y2="5.923cm" draw:start-shape="id4" draw:start-glue-point="1" draw:end-shape="id5" draw:end-glue-point="3" svg:d="M14900 5923h1505" svg:viewBox="0 0 1506 1">
          <text:p/>
        </draw:connector>
        <draw:connector draw:style-name="gr8" draw:text-style-name="P1" draw:layer="layout" draw:type="curve" svg:x1="13.63cm" svg:y1="5.161cm" svg:x2="13.63cm" svg:y2="3.98cm" draw:start-shape="id4" draw:start-glue-point="0" draw:end-shape="id6" draw:end-glue-point="2" svg:d="M13630 5161v-1181" svg:viewBox="0 0 1 1182">
          <text:p/>
        </draw:connector>
        <draw:connector draw:style-name="gr8" draw:text-style-name="P1" draw:layer="layout" draw:type="curve" svg:x1="12.36cm" svg:y1="3.218cm" svg:x2="7.731cm" svg:y2="3.275cm" draw:start-shape="id6" draw:start-glue-point="3" draw:end-shape="id7" svg:d="M12360 3218c-3471 0-1157 57-4629 57" svg:viewBox="0 0 4630 58">
          <text:p/>
        </draw:connector>
        <draw:connector draw:style-name="gr8" draw:text-style-name="P1" draw:layer="layout" draw:type="curve" svg:x1="9.422cm" svg:y1="11.07cm" svg:x2="7.666cm" svg:y2="11.765cm" draw:start-shape="id8" draw:start-glue-point="3" draw:end-shape="id9" svg:d="M9422 11070c-1315 0-438 695-1756 695" svg:viewBox="0 0 1757 696">
          <text:p/>
        </draw:connector>
        <draw:connector draw:style-name="gr8" draw:text-style-name="P1" draw:layer="layout" draw:type="curve" svg:x1="11.195cm" svg:y1="11.07cm" svg:x2="12.36cm" svg:y2="11.038cm" draw:start-shape="id8" draw:start-glue-point="1" draw:end-shape="id1" draw:end-glue-point="3" svg:d="M11195 11070c873 0 291-32 1165-32" svg:viewBox="0 0 1166 33">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006cm" fo:page-height="15.2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6-16T00:29:07.879252635</meta:creation-date>
    <dc:date>2014-06-16T01:51:46.812904888</dc:date>
    <meta:editing-duration>PT11M36S</meta:editing-duration>
    <meta:editing-cycles>6</meta:editing-cycles>
    <meta:generator>LibreOffice/4.2.4.2$Linux_X86_64 LibreOffice_project/420m0$Build-2</meta:generator>
    <meta:document-statistic meta:object-count="20"/>
  </office:meta>
</office:document-meta>
</file>